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ad9c" officeooo:paragraph-rsid="000fad9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 style:list-style-name="L1">
      <style:text-properties fo:font-weight="bold" officeooo:paragraph-rsid="000fad9c" style:font-weight-asian="bold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rsid="000fad9c" officeooo:paragraph-rsid="000fad9c"/>
    </style:style>
    <style:style style:name="P6" style:family="paragraph" style:parent-style-name="Standard">
      <style:text-properties fo:font-weight="bold" officeooo:rsid="000fad9c" officeooo:paragraph-rsid="000fad9c" style:font-weight-asian="bold" style:font-weight-complex="bold"/>
    </style:style>
    <style:style style:name="T1" style:family="text">
      <style:text-properties officeooo:rsid="000fad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nstalling HQ Documentation:</text:p>
      <text:p text:style-name="Preformatted_20_Text"/>
      <text:p text:style-name="P2">for uninstall:</text:p>
      <text:p text:style-name="Preformatted_20_Text"/>
      <text:p text:style-name="Preformatted_20_Text"/>
      <text:list xml:id="list119518914" text:style-name="L1">
        <text:list-item>
          <text:p text:style-name="P3"><text:span text:style-name="T1">in uninstall folder,</text:span></text:p>
        </text:list-item>
      </text:list>
      <text:p text:style-name="P1"/>
      <text:p text:style-name="Preformatted_20_Text">ls</text:p>
      <text:p text:style-name="Preformatted_20_Text">cd GoFrugalHQ</text:p>
      <text:p text:style-name="Preformatted_20_Text"><text:s/>ls</text:p>
      <text:p text:style-name="Preformatted_20_Text">cd _Uninstall</text:p>
      <text:p text:style-name="Preformatted_20_Text"><text:s/>ls</text:p>
      <text:p text:style-name="Preformatted_20_Text">./uninstall</text:p>
      <text:p text:style-name="Preformatted_20_Text">This will completely remove GoFrugalHQ from your system. <text:s/>Are you sure you want</text:p>
      <text:p text:style-name="Preformatted_20_Text">to do this? [n/Y] Y</text:p>
      <text:p text:style-name="Preformatted_20_Text">Do you want take backup?[BACKUP/NOBACKUP] : NOBACKUP</text:p>
      <text:p text:style-name="Preformatted_20_Text">Uninstalling GoFrugalHQ...</text:p>
      <text:p text:style-name="Preformatted_20_Text">Stopping GoFrugal HQ 3...</text:p>
      <text:p text:style-name="Preformatted_20_Text">Waiting for GoFrugal HQ 3 to exit...</text:p>
      <text:p text:style-name="Preformatted_20_Text">Waiting for GoFrugal HQ 3 to exit...</text:p>
      <text:p text:style-name="Preformatted_20_Text">Waiting for GoFrugal HQ 3 to exit...</text:p>
      <text:p text:style-name="P4">Stopped GoFrugal HQ 3.</text:p>
      <text:p text:style-name="Standard"/>
      <text:p text:style-name="P6">dropping or removing the existing user in database:</text:p>
      <text:p text:style-name="P5"/>
      <text:p text:style-name="Preformatted_20_Text">sqlplus sys/system as sysdba</text:p>
      <text:p text:style-name="Preformatted_20_Text">SQL*Plus: Release 11.2.0.3.0 Production on Mon May 24 16:04:06 2021</text:p>
      <text:p text:style-name="Preformatted_20_Text"/>
      <text:p text:style-name="Preformatted_20_Text">SQL&gt; select * from all_users;</text:p>
      <text:p text:style-name="Preformatted_20_Text">SQL&gt; drop user raymedi_hq cascade;</text:p>
      <text:p text:style-name="Preformatted_20_Text">SQL&gt; SQL&gt; drop user RAYMEDI_AUD cascade;</text:p>
      <text:p text:style-name="Preformatted_20_Text">SQL&gt; drop user T_RAYMEDI_HQ_DUMP cascade;</text:p>
      <text:p text:style-name="Preformatted_20_Text">drop user RAYMEDI_HQ_2021_2022 cascade;</text:p>
      <text:p text:style-name="P4">SQL&gt; exi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2:00:17.006723694</meta:creation-date>
    <dc:date>2022-10-07T12:02:35.709486350</dc:date>
    <meta:editing-duration>PT2M20S</meta:editing-duration>
    <meta:editing-cycles>1</meta:editing-cycles>
    <meta:document-statistic meta:table-count="0" meta:image-count="0" meta:object-count="0" meta:page-count="1" meta:paragraph-count="27" meta:word-count="122" meta:character-count="779" meta:non-whitespace-character-count="682"/>
    <meta:generator>LibreOffice/6.4.7.2$Linux_X86_64 LibreOffice_project/40$Build-2</meta:generator>
  </office:meta>
</office:document-meta>
</file>